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1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tegori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à aller à la bibliothèque pour lire au lieu de sortir dehors 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éfères prendre des risques quitte à mettre des gens en danger que de ne rien faire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ès à sacrifier du temps avec les autres pour les aider</text:p>
          </table:table-cell>
          <table:table-cell office:value-type="string" calcext:value-type="string">
            <text:p>bonté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accomplir de grandes choses, rester dans l’histoire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 fais attention aux êtres qui t’entourent et essaye de les rendre heureux</text:p>
          </table:table-cell>
          <table:table-cell office:value-type="string" calcext:value-type="string">
            <text:p>bonté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 apprécies parler de sujets sérieux en ayant des connaissances sur le sujet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 serais capable d’aller chercher un bébé dans une maison en feu, de mettre ta vie en jeu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s une compétition tu penses toujours être en mesure de gagner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 recherches la vérité peu importe les conséquences <text:span text:style-name="T1">!0!</text:span></text:p>
          </table:table-cell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 aimes partager avec tes amis</text:p>
          </table:table-cell>
          <table:table-cell office:value-type="string" calcext:value-type="string">
            <text:p>bonté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 t’arrive régulièrement de surmonter tes peurs</text:p>
          </table:table-cell>
          <table:table-cell office:value-type="string" calcext:value-type="string">
            <text:p>courag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 vas régulièrement voir ta famille </text:p>
          </table:table-cell>
          <table:table-cell office:value-type="string" calcext:value-type="string">
            <text:p>bonté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 es capable de prendre des décisions difficiles <text:s/>si cela est nécessaire</text:p>
          </table:table-cell>
          <table:table-cell office:value-type="string" calcext:value-type="string">
            <text:p>ambition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l t’arrive fréquemment de rester plonger dans tes pensées </text:p>
          </table:table-cell>
          <table:table-cell office:value-type="string" calcext:value-type="string">
            <text:p>bonté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2-22T16:58:32.016000000</dc:date>
    <meta:editing-duration>PT3H38M37S</meta:editing-duration>
    <meta:editing-cycles>5</meta:editing-cycles>
    <meta:generator>LibreOffice/7.4.5.1$Windows_X86_64 LibreOffice_project/9c0871452b3918c1019dde9bfac75448afc4b57f</meta:generator>
    <meta:document-statistic meta:table-count="1" meta:cell-count="51" meta:object-count="0"/>
  </office:meta>
</office:document-meta>
</file>